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d" svg:font-family="Monospaced"/>
    <style:font-face style:name="sans-serif" svg:font-family="sans-serif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paragraph-rsid="009c45ab" style:font-size-asian="12pt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48cm"/>
        </style:tab-stops>
      </style:paragraph-properties>
      <style:text-properties fo:font-size="12pt" officeooo:paragraph-rsid="009c45ab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language="ru" fo:country="RU" officeooo:rsid="009f7011" officeooo:paragraph-rsid="009c45ab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fo:language="ru" fo:country="RU" officeooo:rsid="009f7011" officeooo:paragraph-rsid="009f7011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9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11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12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13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4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fo:font-weight="bold" officeooo:rsid="00316ff0" officeooo:paragraph-rsid="00316ff0" style:font-weight-asian="bold" style:font-weight-complex="bold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weight="bold" officeooo:rsid="003d3c1d" officeooo:paragraph-rsid="003d3c1d" style:font-weight-asian="bold" style:font-weight-complex="bold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9de5ed" officeooo:paragraph-rsid="009de5ed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9de5ed" officeooo:paragraph-rsid="009f7011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9f7011" officeooo:paragraph-rsid="009f7011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font-size="12pt" fo:font-weight="bold" officeooo:paragraph-rsid="00a8a38a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fo:margin-left="0cm" fo:margin-right="0cm" fo:text-align="justify" style:justify-single-word="false" fo:text-indent="0cm" style:auto-text-indent="false" style:text-autospace="none"/>
      <style:text-properties fo:font-variant="normal" fo:text-transform="none" style:text-position="0% 100%" style:font-name="Monospaced" fo:language="ru" fo:country="RU" fo:font-style="normal" officeooo:rsid="00589f8a" officeooo:paragraph-rsid="00ab1815"/>
    </style:style>
    <style:style style:name="P22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  <style:text-properties fo:font-weight="bold" style:font-weight-asian="bold" style:font-weight-complex="bold"/>
    </style:style>
    <style:style style:name="P23" style:family="paragraph" style:parent-style-name="Standard">
      <style:paragraph-properties fo:margin-left="4.445cm" fo:margin-right="0cm" fo:text-align="justify" style:justify-single-word="false" fo:text-indent="0cm" style:auto-text-indent="false"/>
      <style:text-properties fo:font-size="12pt" officeooo:paragraph-rsid="009c45ab" style:font-size-asian="12pt" style:font-size-complex="12pt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25" style:family="paragraph" style:parent-style-name="Standard" style:list-style-name="WW8Num18">
      <style:paragraph-properties fo:text-align="justify" style:justify-single-word="false"/>
      <style:text-properties fo:font-size="12pt" officeooo:paragraph-rsid="009c45ab" style:font-size-asian="12pt" style:font-size-complex="12pt"/>
    </style:style>
    <style:style style:name="P26" style:family="paragraph" style:parent-style-name="Standard" style:list-style-name="L1">
      <style:paragraph-properties fo:text-align="justify" style:justify-single-word="false"/>
      <style:text-properties fo:font-size="12pt" officeooo:paragraph-rsid="009c45ab" style:font-size-asian="12pt" style:font-size-complex="12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font-size="12pt" fo:language="ru" fo:country="RU" fo:font-weight="bold" officeooo:rsid="00b148c4" officeooo:paragraph-rsid="00cb1196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a2b71c" officeooo:paragraph-rsid="00a2b71c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a311c9" officeooo:paragraph-rsid="00a311c9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a31d61" officeooo:paragraph-rsid="00a31d61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style:text-underline-style="none" fo:font-weight="bold" officeooo:rsid="00a31d61" officeooo:paragraph-rsid="00a31d61" style:font-weight-asian="bold" style:font-weight-complex="bold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weight="bold" officeooo:rsid="00a31d61" officeooo:paragraph-rsid="00a31d61" style:font-weight-asian="bold" style:font-weight-complex="bold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a6cb7d" officeooo:paragraph-rsid="00a51220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b148c4" officeooo:paragraph-rsid="00b148c4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b148c4" officeooo:paragraph-rsid="00c28a25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b148c4" officeooo:paragraph-rsid="00c4637d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b148c4" officeooo:paragraph-rsid="00c65a12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b148c4" officeooo:paragraph-rsid="00c69837"/>
    </style:style>
    <style:style style:name="P3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b148c4" officeooo:paragraph-rsid="00cefdc1"/>
    </style:style>
    <style:style style:name="P4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b148c4" officeooo:paragraph-rsid="00d29a0a"/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b148c4" officeooo:paragraph-rsid="00d455d3"/>
    </style:style>
    <style:style style:name="P4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b148c4" officeooo:paragraph-rsid="00d5f93f"/>
    </style:style>
    <style:style style:name="P4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9f7011" officeooo:paragraph-rsid="00b45ff2"/>
    </style:style>
    <style:style style:name="P4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9f7011" officeooo:paragraph-rsid="00b59174"/>
    </style:style>
    <style:style style:name="P4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style="italic" officeooo:rsid="00a06146" officeooo:paragraph-rsid="00d6c06c" style:font-style-asian="italic" style:font-style-complex="italic"/>
    </style:style>
    <style:style style:name="P4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style="italic" officeooo:rsid="00a06146" officeooo:paragraph-rsid="00dc6607" style:font-style-asian="italic" style:font-style-complex="italic"/>
    </style:style>
    <style:style style:name="P4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style="italic" officeooo:rsid="00a06146" officeooo:paragraph-rsid="00de4371" style:font-style-asian="italic" style:font-style-complex="italic"/>
    </style:style>
    <style:style style:name="P4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style="italic" officeooo:rsid="00a4f24d" officeooo:paragraph-rsid="00d6c06c" style:font-style-asian="italic" style:font-style-complex="italic"/>
    </style:style>
    <style:style style:name="P4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style="italic" officeooo:rsid="00a721d6" officeooo:paragraph-rsid="00d6c06c" style:font-style-asian="italic" style:font-style-complex="italic"/>
    </style:style>
    <style:style style:name="P5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style="italic" officeooo:rsid="00589f8a" officeooo:paragraph-rsid="00d6c06c" style:font-style-asian="italic" style:font-style-complex="italic"/>
    </style:style>
    <style:style style:name="P5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style="italic" officeooo:rsid="00b148c4" officeooo:paragraph-rsid="00de4371" style:font-style-asian="italic" style:font-style-complex="italic"/>
    </style:style>
    <style:style style:name="P5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style="italic" officeooo:rsid="00b148c4" officeooo:paragraph-rsid="00df4e74" style:font-style-asian="italic" style:font-style-complex="italic"/>
    </style:style>
    <style:style style:name="P5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style="italic" officeooo:rsid="00b148c4" officeooo:paragraph-rsid="00dfc3cd" style:font-style-asian="italic" style:font-style-complex="italic"/>
    </style:style>
    <style:style style:name="P5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style="normal" officeooo:rsid="00a06146" officeooo:paragraph-rsid="00d860ac" style:font-style-asian="normal" style:font-style-complex="normal"/>
    </style:style>
    <style:style style:name="P5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style="normal" officeooo:rsid="00a06146" officeooo:paragraph-rsid="00db9f28" style:font-style-asian="normal" style:font-style-complex="normal"/>
    </style:style>
    <style:style style:name="P5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weight="normal" officeooo:rsid="009940c6" officeooo:paragraph-rsid="00e18d27" style:font-weight-asian="normal" style:font-weight-complex="normal"/>
    </style:style>
    <style:style style:name="P5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weight="normal" officeooo:rsid="009940c6" officeooo:paragraph-rsid="00e316ea" style:font-weight-asian="normal" style:font-weight-complex="normal"/>
    </style:style>
    <style:style style:name="P5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weight="normal" officeooo:rsid="009940c6" officeooo:paragraph-rsid="00e5e87c" style:font-weight-asian="normal" style:font-weight-complex="normal"/>
    </style:style>
    <style:style style:name="P5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weight="normal" officeooo:rsid="009940c6" officeooo:paragraph-rsid="00eb34fe" style:font-weight-asian="normal" style:font-weight-complex="normal"/>
    </style:style>
    <style:style style:name="P60" style:family="paragraph" style:parent-style-name="Preformatted_20_Text">
      <style:paragraph-properties fo:margin-left="0cm" fo:margin-right="0cm" fo:text-align="justify" style:justify-single-word="false" fo:text-indent="0cm" style:auto-text-indent="false" style:text-autospace="none"/>
      <style:text-properties fo:font-variant="normal" fo:text-transform="none" fo:color="#000000" style:text-position="0% 100%" style:font-name="Monospaced" fo:language="ru" fo:country="RU" fo:font-style="normal" officeooo:rsid="00ab1815" officeooo:paragraph-rsid="00ab1815"/>
    </style:style>
    <style:style style:name="P61" style:family="paragraph" style:parent-style-name="Preformatted_20_Text">
      <style:paragraph-properties fo:margin-left="0cm" fo:margin-right="0cm" fo:text-align="justify" style:justify-single-word="false" fo:text-indent="0cm" style:auto-text-indent="false" style:text-autospace="none"/>
      <style:text-properties fo:font-variant="normal" fo:text-transform="none" style:text-position="0% 100%" style:font-name="Monospaced" fo:language="ru" fo:country="RU" fo:font-style="normal" officeooo:rsid="00b148c4" officeooo:paragraph-rsid="00c28a25"/>
    </style:style>
    <style:style style:name="P62" style:family="paragraph" style:parent-style-name="Preformatted_20_Text">
      <style:text-properties fo:font-variant="normal" fo:text-transform="none"/>
    </style:style>
    <style:style style:name="P63" style:family="paragraph" style:parent-style-name="Preformatted_20_Text">
      <style:text-properties fo:font-variant="normal" fo:text-transform="none" style:font-name="Monospaced" fo:font-style="normal"/>
    </style:style>
    <style:style style:name="P64" style:family="paragraph" style:parent-style-name="Preformatted_20_Text">
      <style:paragraph-properties fo:text-align="justify" style:justify-single-word="false"/>
      <style:text-properties fo:font-variant="normal" fo:text-transform="none" style:font-name="Monospaced" fo:language="ru" fo:country="RU" fo:font-style="normal" officeooo:rsid="00316ff0" officeooo:paragraph-rsid="009f7011"/>
    </style:style>
    <style:style style:name="P65" style:family="paragraph" style:parent-style-name="Preformatted_20_Text">
      <style:paragraph-properties fo:margin-top="0cm" fo:margin-bottom="0.499cm" style:contextual-spacing="false"/>
      <style:text-properties fo:font-variant="normal" fo:text-transform="none"/>
    </style:style>
    <style:style style:name="P66" style:family="paragraph" style:parent-style-name="Preformatted_20_Text">
      <style:paragraph-properties fo:margin-top="0cm" fo:margin-bottom="0.499cm" style:contextual-spacing="false"/>
      <style:text-properties fo:font-variant="normal" fo:text-transform="none" style:font-name="Monospaced" fo:font-style="normal"/>
    </style:style>
    <style:style style:name="P67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a020f0" style:font-name="Monospaced" fo:font-style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e683"/>
    </style:style>
    <style:style style:name="T3" style:family="text">
      <style:text-properties fo:language="ru" fo:country="RU" officeooo:rsid="0030b7c2"/>
    </style:style>
    <style:style style:name="T4" style:family="text">
      <style:text-properties fo:language="ru" fo:country="RU" officeooo:rsid="009f2f0f"/>
    </style:style>
    <style:style style:name="T5" style:family="text">
      <style:text-properties officeooo:rsid="0023e6d9"/>
    </style:style>
    <style:style style:name="T6" style:family="text">
      <style:text-properties officeooo:rsid="0025b96c"/>
    </style:style>
    <style:style style:name="T7" style:family="text">
      <style:text-properties officeooo:rsid="0030b7c2"/>
    </style:style>
    <style:style style:name="T8" style:family="text">
      <style:text-properties officeooo:rsid="009f7011"/>
    </style:style>
    <style:style style:name="T9" style:family="text">
      <style:text-properties officeooo:rsid="00a2b71c"/>
    </style:style>
    <style:style style:name="T10" style:family="text">
      <style:text-properties fo:font-variant="normal" fo:text-transform="none" fo:color="#000000" style:font-name="sans-serif" fo:letter-spacing="normal" fo:font-style="normal" fo:font-weight="normal" officeooo:rsid="00ab1815"/>
    </style:style>
    <style:style style:name="T11" style:family="text">
      <style:text-properties style:text-position="0% 100%" fo:language="ru" fo:country="RU" officeooo:rsid="00a51220"/>
    </style:style>
    <style:style style:name="T12" style:family="text">
      <style:text-properties style:text-position="0% 100%" fo:language="ru" fo:country="RU" officeooo:rsid="00a6cb7d"/>
    </style:style>
    <style:style style:name="T13" style:family="text">
      <style:text-properties style:text-position="0% 100%" fo:language="ru" fo:country="RU" officeooo:rsid="00b912c3"/>
    </style:style>
    <style:style style:name="T14" style:family="text">
      <style:text-properties style:text-position="0% 100%" fo:language="en" fo:country="US" officeooo:rsid="00a6cb7d"/>
    </style:style>
    <style:style style:name="T15" style:family="text">
      <style:text-properties officeooo:rsid="00ab1815"/>
    </style:style>
    <style:style style:name="T16" style:family="text">
      <style:text-properties fo:color="#000000"/>
    </style:style>
    <style:style style:name="T17" style:family="text">
      <style:text-properties fo:color="#000000" officeooo:rsid="00ab1815"/>
    </style:style>
    <style:style style:name="T18" style:family="text">
      <style:text-properties fo:color="#000000" officeooo:rsid="00c28a25"/>
    </style:style>
    <style:style style:name="T19" style:family="text">
      <style:text-properties fo:color="#000000" style:font-name="Monospaced" fo:font-style="normal"/>
    </style:style>
    <style:style style:name="T20" style:family="text">
      <style:text-properties fo:color="#5c5c5c"/>
    </style:style>
    <style:style style:name="T21" style:family="text">
      <style:text-properties fo:color="#5c5c5c" officeooo:rsid="00ab1815"/>
    </style:style>
    <style:style style:name="T22" style:family="text">
      <style:text-properties fo:color="#5c5c5c" officeooo:rsid="00c28a25"/>
    </style:style>
    <style:style style:name="T23" style:family="text">
      <style:text-properties fo:color="#5c5c5c" style:font-name="Monospaced" fo:font-style="normal"/>
    </style:style>
    <style:style style:name="T24" style:family="text">
      <style:text-properties fo:color="#4a55db"/>
    </style:style>
    <style:style style:name="T25" style:family="text">
      <style:text-properties fo:color="#4a55db" officeooo:rsid="00ab1815"/>
    </style:style>
    <style:style style:name="T26" style:family="text">
      <style:text-properties fo:color="#4a55db" officeooo:rsid="00c28a25"/>
    </style:style>
    <style:style style:name="T27" style:family="text">
      <style:text-properties fo:color="#4a55db" style:font-name="Monospaced" fo:font-style="normal"/>
    </style:style>
    <style:style style:name="T28" style:family="text">
      <style:text-properties fo:color="#bc8f8f"/>
    </style:style>
    <style:style style:name="T29" style:family="text">
      <style:text-properties fo:color="#bc8f8f" officeooo:rsid="00ab1815"/>
    </style:style>
    <style:style style:name="T30" style:family="text">
      <style:text-properties fo:color="#bc8f8f" officeooo:rsid="00c28a25"/>
    </style:style>
    <style:style style:name="T31" style:family="text">
      <style:text-properties fo:color="#bc8f8f" style:font-name="Monospaced" fo:font-style="normal"/>
    </style:style>
    <style:style style:name="T32" style:family="text">
      <style:text-properties officeooo:rsid="00acfc90"/>
    </style:style>
    <style:style style:name="T33" style:family="text">
      <style:text-properties officeooo:rsid="00ae3dd8"/>
    </style:style>
    <style:style style:name="T34" style:family="text">
      <style:text-properties style:text-position="super 58%" officeooo:rsid="00aebd03"/>
    </style:style>
    <style:style style:name="T35" style:family="text">
      <style:text-properties officeooo:rsid="00b1975e"/>
    </style:style>
    <style:style style:name="T36" style:family="text">
      <style:text-properties officeooo:rsid="00b28740"/>
    </style:style>
    <style:style style:name="T37" style:family="text">
      <style:text-properties officeooo:rsid="00b45ff2"/>
    </style:style>
    <style:style style:name="T38" style:family="text">
      <style:text-properties officeooo:rsid="00b59174"/>
    </style:style>
    <style:style style:name="T39" style:family="text">
      <style:text-properties officeooo:rsid="00b5c0da"/>
    </style:style>
    <style:style style:name="T40" style:family="text">
      <style:text-properties officeooo:rsid="00b763c9"/>
    </style:style>
    <style:style style:name="T41" style:family="text">
      <style:text-properties officeooo:rsid="00bc15b2"/>
    </style:style>
    <style:style style:name="T42" style:family="text">
      <style:text-properties officeooo:rsid="00bca8df"/>
    </style:style>
    <style:style style:name="T43" style:family="text">
      <style:text-properties officeooo:rsid="00bceaac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cb1196" style:font-weight-asian="bold" style:font-weight-complex="bold"/>
    </style:style>
    <style:style style:name="T46" style:family="text">
      <style:text-properties officeooo:rsid="00c28a25"/>
    </style:style>
    <style:style style:name="T47" style:family="text">
      <style:text-properties fo:color="#32b9b9" officeooo:rsid="00c28a25"/>
    </style:style>
    <style:style style:name="T48" style:family="text">
      <style:text-properties fo:color="#32b9b9" style:font-name="Monospaced" fo:font-style="normal"/>
    </style:style>
    <style:style style:name="T49" style:family="text">
      <style:text-properties fo:color="#ffaa00"/>
    </style:style>
    <style:style style:name="T50" style:family="text">
      <style:text-properties fo:color="#ffaa00" style:font-name="Monospaced" fo:font-style="normal"/>
    </style:style>
    <style:style style:name="T51" style:family="text">
      <style:text-properties fo:color="#ffaa00" officeooo:rsid="00c28a25"/>
    </style:style>
    <style:style style:name="T52" style:family="text">
      <style:text-properties officeooo:rsid="00c4637d"/>
    </style:style>
    <style:style style:name="T53" style:family="text">
      <style:text-properties officeooo:rsid="00c65a12"/>
    </style:style>
    <style:style style:name="T54" style:family="text">
      <style:text-properties officeooo:rsid="00c69837"/>
    </style:style>
    <style:style style:name="T55" style:family="text">
      <style:text-properties officeooo:rsid="00cb1196"/>
    </style:style>
    <style:style style:name="T56" style:family="text">
      <style:text-properties fo:color="#a020f0" style:font-name="Monospaced" fo:font-style="normal"/>
    </style:style>
    <style:style style:name="T57" style:family="text">
      <style:text-properties style:font-name="Monospaced" fo:font-style="normal"/>
    </style:style>
    <style:style style:name="T58" style:family="text">
      <style:text-properties fo:color="#5f9ea0" style:font-name="Monospaced" fo:font-style="normal"/>
    </style:style>
    <style:style style:name="T59" style:family="text">
      <style:text-properties officeooo:rsid="00cefdc1"/>
    </style:style>
    <style:style style:name="T60" style:family="text">
      <style:text-properties officeooo:rsid="00d29a0a"/>
    </style:style>
    <style:style style:name="T61" style:family="text">
      <style:text-properties officeooo:rsid="00d455d3"/>
    </style:style>
    <style:style style:name="T62" style:family="text">
      <style:text-properties officeooo:rsid="00d5a77a"/>
    </style:style>
    <style:style style:name="T63" style:family="text">
      <style:text-properties officeooo:rsid="00d5f93f"/>
    </style:style>
    <style:style style:name="T64" style:family="text">
      <style:text-properties fo:font-size="12pt" officeooo:rsid="00d5f93f" style:font-size-asian="12pt" style:font-size-complex="12pt"/>
    </style:style>
    <style:style style:name="T65" style:family="text">
      <style:text-properties fo:font-size="12pt" officeooo:rsid="00a989e6" style:font-size-asian="12pt" style:font-size-complex="12pt"/>
    </style:style>
    <style:style style:name="T66" style:family="text">
      <style:text-properties fo:font-size="12pt" officeooo:rsid="00d860ac" style:font-size-asian="12pt" style:font-size-complex="12pt"/>
    </style:style>
    <style:style style:name="T67" style:family="text">
      <style:text-properties fo:font-size="12pt" officeooo:rsid="00d9f0fc" style:font-size-asian="12pt" style:font-size-complex="12pt"/>
    </style:style>
    <style:style style:name="T68" style:family="text">
      <style:text-properties fo:font-size="12pt" officeooo:rsid="00db9f28" style:font-size-asian="12pt" style:font-size-complex="12pt"/>
    </style:style>
    <style:style style:name="T69" style:family="text">
      <style:text-properties fo:font-size="12pt" officeooo:rsid="00e18d27" style:font-size-asian="12pt" style:font-size-complex="12pt"/>
    </style:style>
    <style:style style:name="T70" style:family="text">
      <style:text-properties fo:font-size="12pt" officeooo:rsid="00e316ea" style:font-size-asian="12pt" style:font-size-complex="12pt"/>
    </style:style>
    <style:style style:name="T71" style:family="text">
      <style:text-properties fo:font-size="12pt" officeooo:rsid="00e5e87c" style:font-size-asian="12pt" style:font-size-complex="12pt"/>
    </style:style>
    <style:style style:name="T72" style:family="text">
      <style:text-properties fo:font-size="12pt" officeooo:rsid="00e888a4" style:font-size-asian="12pt" style:font-size-complex="12pt"/>
    </style:style>
    <style:style style:name="T73" style:family="text">
      <style:text-properties fo:font-size="12pt" officeooo:rsid="00ea7e66" style:font-size-asian="12pt" style:font-size-complex="12pt"/>
    </style:style>
    <style:style style:name="T74" style:family="text">
      <style:text-properties fo:font-size="12pt" officeooo:rsid="00eb34fe" style:font-size-asian="12pt" style:font-size-complex="12pt"/>
    </style:style>
    <style:style style:name="T75" style:family="text">
      <style:text-properties fo:font-size="12pt" officeooo:rsid="00ee63fb" style:font-size-asian="12pt" style:font-size-complex="12pt"/>
    </style:style>
    <style:style style:name="T76" style:family="text">
      <style:text-properties fo:font-size="12pt" officeooo:rsid="00ee9bdd" style:font-size-asian="12pt" style:font-size-complex="12pt"/>
    </style:style>
    <style:style style:name="T77" style:family="text">
      <style:text-properties fo:font-size="12pt" fo:font-style="normal" officeooo:rsid="00db9f28" style:font-size-asian="12pt" style:font-style-asian="normal" style:font-size-complex="12pt" style:font-style-complex="normal"/>
    </style:style>
    <style:style style:name="T78" style:family="text">
      <style:text-properties fo:font-size="12pt" fo:font-style="normal" officeooo:rsid="00dc6607" style:font-size-asian="12pt" style:font-style-asian="normal" style:font-size-complex="12pt" style:font-style-complex="normal"/>
    </style:style>
    <style:style style:name="T79" style:family="text">
      <style:text-properties fo:font-size="12pt" fo:font-style="normal" officeooo:rsid="00de4371" style:font-size-asian="12pt" style:font-style-asian="normal" style:font-size-complex="12pt" style:font-style-complex="normal"/>
    </style:style>
    <style:style style:name="T80" style:family="text">
      <style:text-properties fo:font-size="12pt" fo:font-style="normal" officeooo:rsid="00d29a0a" style:font-size-asian="12pt" style:font-style-asian="normal" style:font-size-complex="12pt" style:font-style-complex="normal"/>
    </style:style>
    <style:style style:name="T81" style:family="text">
      <style:text-properties fo:font-size="12pt" fo:font-style="normal" officeooo:rsid="00df4e74" style:font-size-asian="12pt" style:font-style-asian="normal" style:font-size-complex="12pt" style:font-style-complex="normal"/>
    </style:style>
    <style:style style:name="T82" style:family="text">
      <style:text-properties fo:font-size="12pt" fo:font-style="normal" officeooo:rsid="00dfc3cd" style:font-size-asian="12pt" style:font-style-asian="normal" style:font-size-complex="12pt" style:font-style-complex="normal"/>
    </style:style>
    <style:style style:name="T83" style:family="text">
      <style:text-properties fo:font-size="12pt" fo:language="en" fo:country="US" officeooo:rsid="00e18d27" style:font-size-asian="12pt" style:font-size-complex="12pt"/>
    </style:style>
    <style:style style:name="T84" style:family="text">
      <style:text-properties officeooo:rsid="00de4371"/>
    </style:style>
    <style:style style:name="T85" style:family="text">
      <style:text-properties officeooo:rsid="00e18d27"/>
    </style:style>
    <style:style style:name="T86" style:family="text">
      <style:text-properties officeooo:rsid="00ed9412"/>
    </style:style>
    <style:style style:name="fr1" style:family="graphic" style:parent-style-name="OLE">
      <style:graphic-properties fo:margin-left="0cm" fo:margin-right="0cm" style:vertical-pos="middle" style:vertical-rel="text" fo:padding-left="0.256cm" fo:padding-right="0.256cm" fo:padding-top="0.129cm" fo:padding-bottom="0.129cm" fo:border="none" draw:ole-draw-aspect="1"/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4">КАФЕДРА ПРИКЛАДНОЙ МАТЕМАТИКИ И ИНФОРМАТИКИ</text:p>
      <text:p text:style-name="P8"/>
      <text:p text:style-name="P9"/>
      <text:p text:style-name="P10"/>
      <text:p text:style-name="P10"/>
      <text:p text:style-name="P10"/>
      <text:p text:style-name="P8"/>
      <text:p text:style-name="P8"/>
      <text:p text:style-name="P11">ОТЧЕТ ПО ДИСЦИПЛИНЕ «<text:span text:style-name="T3">Математические методы в экономике и финансах</text:span>»</text:p>
      <text:p text:style-name="P11">ПО ЛАБОРАТОРНОЙ РАБОТЕ №<text:span text:style-name="T4">4</text:span></text:p>
      <text:p text:style-name="P12"/>
      <text:p text:style-name="P11"/>
      <text:p text:style-name="P11"/>
      <text:p text:style-name="P8"/>
      <text:p text:style-name="P10"/>
      <text:p text:style-name="P10"/>
      <text:p text:style-name="P8"/>
      <text:p text:style-name="P13">Выполнил студент группы ПМ-<text:span text:style-name="T2">4</text:span>1__________________________Кислицын И.К.</text:p>
      <text:p text:style-name="P13">Проверил <text:span text:style-name="T7">преподаватель кафедры ПМмИ</text:span> _________________ <text:span text:style-name="T7">Здоровенко М.Ю</text:span><text:span text:style-name="T6">.</text:span></text:p>
      <text:p text:style-name="P7"/>
      <text:p text:style-name="P8"/>
      <text:p text:style-name="P8"/>
      <text:p text:style-name="P8"/>
      <text:p text:style-name="P8"><text:line-break/></text:p>
      <text:p text:style-name="P8"/>
      <text:p text:style-name="P10"/>
      <text:p text:style-name="P11"><text:s/></text:p>
      <text:p text:style-name="P1">Киров 201<text:span text:style-name="T5">3</text:span></text:p>
      <text:p text:style-name="P22"><text:soft-page-break/>Задание</text:p>
      <text:list xml:id="list2112503096" text:style-name="WW8Num18">
        <text:list-item>
          <text:p text:style-name="P25">Построить регрессию изучаемой величины у на время <text:span text:style-name="T1">t</text:span> (или номер наблюдения, соответствующий хронологическому порядку). Найти остатки <draw:frame draw:style-name="fr1" draw:name="Объект220" text:anchor-type="as-char" svg:width="0.549cm" svg:height="0.563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 </text:p>
        </text:list-item>
        <text:list-item>
          <text:p text:style-name="P25">Исследовать модель на наличие автокорреляции остатков. Для этого провести:</text:p>
        </text:list-item>
      </text:list>
      <text:p text:style-name="P23">А) Тест Дарбина – Уотсона,</text:p>
      <text:p text:style-name="P23">Б) Тест серий (Бреуша – Годфри),</text:p>
      <text:p text:style-name="P23">В) <text:span text:style-name="T1">Q</text:span> – тест Льюинга – Бокса.</text:p>
      <text:list xml:id="list1359910821" text:continue-numbering="true" text:style-name="WW8Num18">
        <text:list-item>
          <text:p text:style-name="P25">При обнаружении в модели авторегрессии первого порядка <draw:frame draw:style-name="fr1" draw:name="Объект221" text:anchor-type="as-char" svg:width="2.593cm" svg:height="0.563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 оценить коэффициент авторегрессии <draw:frame draw:style-name="fr1" draw:name="Объект222" text:anchor-type="as-char" svg:width="0.501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:</text:p>
        </text:list-item>
      </text:list>
      <text:p text:style-name="P23">А) С помощью регрессии, </text:p>
      <text:p text:style-name="P23">Б) Двухшаговой процедурой Дарбина,</text:p>
      <text:p text:style-name="P23">В) Процедурой Кохрейна – Оркатта.</text:p>
      <text:list xml:id="list1426010235" text:continue-numbering="true" text:style-name="WW8Num18">
        <text:list-item>
          <text:p text:style-name="P25">Провести доступный ОМНК</text:p>
        </text:list-item>
      </text:list>
      <text:p text:style-name="P3"/>
      <text:list xml:id="list548407829" text:continue-numbering="true" text:style-name="WW8Num18">
        <text:list-item>
          <text:p text:style-name="P25">Провести проверку модели на гетероскедастичность остатков. Для этого провести:</text:p>
        </text:list-item>
      </text:list>
      <text:p text:style-name="P4"><text:tab/>А Тест ранговой корреляции Спирмена,</text:p>
      <text:p text:style-name="P4"><text:tab/>Б) Тест Голдфелда – Квандта,</text:p>
      <text:p text:style-name="P4"><text:tab/>В) Тест Уайта,</text:p>
      <text:p text:style-name="P4"><text:tab/>Г) Тест Глейзера.</text:p>
      <text:list xml:id="list524346346" text:style-name="L1">
        <text:list-item>
          <text:p text:style-name="P26">Устранить гетероскедастичность применяя <text:s/>доступный ОМНК</text:p>
        </text:list-item>
        <text:list-item>
          <text:p text:style-name="P26">Построить уточненное уравнение регрессии.</text:p>
        </text:list-item>
      </text:list>
      <text:p text:style-name="P5"/>
      <text:p text:style-name="P6">Исходные данные:</text:p>
      <text:p text:style-name="P64"><text:span text:style-name="T16"/></text:p>
      <text:p text:style-name="P64"><text:span text:style-name="T16">x</text:span> <text:span text:style-name="T20">=</text:span> <text:s/><text:span text:style-name="T24">[</text:span>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 <text:span text:style-name="T28">1</text:span><text:span text:style-name="T16">;</text:span></text:p>
      <text:p text:style-name="P63"><text:span text:style-name="T28">1961</text:span> <text:span text:style-name="T28">1962</text:span> <text:span text:style-name="T28">1963</text:span> <text:span text:style-name="T28">1964</text:span> <text:span text:style-name="T28">1965</text:span> <text:span text:style-name="T28">1966</text:span> <text:span text:style-name="T28">1967</text:span> <text:span text:style-name="T28">1968</text:span> <text:span text:style-name="T28">1969</text:span> <text:span text:style-name="T28">1970</text:span> <text:span text:style-name="T28">1971</text:span> <text:span text:style-name="T28">1972</text:span> <text:span text:style-name="T28">1973</text:span> <text:span text:style-name="T28">1974</text:span> <text:span text:style-name="T28">1975</text:span> <text:span text:style-name="T28">1976</text:span> <text:span text:style-name="T28">1977</text:span> <text:span text:style-name="T28">1978</text:span> <text:span text:style-name="T28">1979</text:span> <text:span text:style-name="T28">1980</text:span> <text:span text:style-name="T28">1981</text:span> <text:span text:style-name="T28">1982</text:span> <text:span text:style-name="T28">1983</text:span> <text:span text:style-name="T28">1984</text:span> <text:span text:style-name="T28">1985</text:span> <text:span text:style-name="T28">1986</text:span> <text:span text:style-name="T28">1987</text:span> <text:span text:style-name="T28">1988</text:span> <text:span text:style-name="T28">1989</text:span> <text:span text:style-name="T28">1990</text:span> <text:span text:style-name="T28">1991</text:span> <text:span text:style-name="T28">1992</text:span> <text:span text:style-name="T28">1993</text:span> <text:span text:style-name="T28">1994</text:span> <text:span text:style-name="T28">1995</text:span></text:p>
      <text:p text:style-name="P63"><text:span text:style-name="T24">]</text:span><text:span text:style-name="T20">'</text:span><text:span text:style-name="T16">;</text:span></text:p>
      <text:p text:style-name="Preformatted_20_Text"/>
      <text:p text:style-name="P66"><text:span text:style-name="T16">y</text:span> <text:span text:style-name="T20">=</text:span> <text:span text:style-name="T24">[</text:span> <text:span text:style-name="T28">35.2</text:span> <text:span text:style-name="T28">37.6</text:span> <text:span text:style-name="T28">40.8</text:span> <text:span text:style-name="T28">44.8</text:span> <text:span text:style-name="T28">49.6</text:span> <text:span text:style-name="T28">53.6</text:span> <text:span text:style-name="T28">57.6</text:span> <text:span text:style-name="T28">63.2</text:span> <text:span text:style-name="T28">76</text:span> <text:span text:style-name="T28">93.6</text:span> <text:span text:style-name="T28">103.2</text:span> <text:span text:style-name="T28">116.8</text:span> <text:span text:style-name="T28">132.8</text:span> <text:span text:style-name="T28">163.2</text:span> <text:span text:style-name="T28">167.2</text:span> <text:span text:style-name="T28">188.8</text:span> <text:span text:style-name="T28">205.6</text:span> <text:span text:style-name="T28">224.8</text:span> <text:span text:style-name="T28">262.4</text:span> <text:span text:style-name="T28">292.8</text:span> <text:span text:style-name="T28">324</text:span> <text:span text:style-name="T28">344.8</text:span> <text:span text:style-name="T28">360</text:span> <text:span text:style-name="T28">398.4</text:span> <text:span text:style-name="T28">439.2</text:span> <text:span text:style-name="T28">418.4</text:span> <text:span text:style-name="T28">421.6</text:span> <text:span text:style-name="T28">472</text:span> <text:span text:style-name="T28">535.2</text:span> <text:span text:style-name="T28">589.6</text:span> <text:span text:style-name="T28">620</text:span> <text:span text:style-name="T28">633.6</text:span> <text:span text:style-name="T28">629.6</text:span> <text:span text:style-name="T28">668</text:span> <text:span text:style-name="T28">709.6</text:span> <text:span text:style-name="T24">]</text:span><text:span text:style-name="T20">'</text:span><text:span text:style-name="T16">;</text:span></text:p>
      <text:p text:style-name="Text_20_body"><text:span text:style-name="T35">Входные данные — год, выходные — экспорт.</text:span></text:p>
      <text:p text:style-name="P15"/>
      <text:p text:style-name="P15">Ход работы</text:p>
      <text:p text:style-name="P17"/>
      <text:p text:style-name="P19">1. Построение регрессии с помощью МНК.</text:p>
      <text:p text:style-name="P19">Была построена регрессия с коэффициентами</text:p>
      <text:p text:style-name="P28"><text:span text:style-name="T36">-4806.023 </text:span><text:s/>+ <text:span text:style-name="T36">20.77</text:span> x1</text:p>
      <text:p text:style-name="P29"/>
      <text:p text:style-name="P29">Вектор остатков:</text:p>
      <text:p text:style-name="P43">e = <text:span text:style-name="T37">-103.40 <text:s/>-85.02 <text:s/>-67.45 <text:s/>-50.68 <text:s/>-34.70 <text:s/>-17.93 <text:s/>-1.15 <text:s/>14.02 <text:s/>21.99 <text:s/>25.17 <text:s/>36.34 <text:s/>43.52 <text:s/>48.29 <text:s/>38.66 <text:s/>55.44 <text:s/>54.61 <text:s/>58.59 <text:s/>60.16 <text:s/>43.33 <text:s/>33.71 <text:s/>23.28 <text:s/>23.26 <text:s/>28.83 <text:s/>11.20 <text:s/>-8.82 <text:s/>32.75 <text:s/>50.33 <text:s/>20.70 <text:s/>-21.73 <text:s/>-55.35 <text:s/>-64.98 <text:s/>-57.80 <text:s/>-33.03 <text:s/>-50.66 <text:s/>-71.48</text:span></text:p>
      <text:p text:style-name="P19"/>
      <text:p text:style-name="P30">2. Исследование модели на наличие авторегрессии.</text:p>
      <text:p text:style-name="P31">Метод Дарбина-Уотсона.</text:p>
      <text:p text:style-name="P19"><text:bookmark-start text:name="__DdeLink__554_1699655509"/>dw = 0; for i = 2:n do dw = dw + (e(i) - e(i-1))^2; end; dw = dw/(e'*e);<text:bookmark-end text:name="__DdeLink__554_1699655509"/></text:p>
      <text:p text:style-name="P44">dw = <text:span text:style-name="T38">0.1455632</text:span></text:p>
      <text:p text:style-name="P18"><text:soft-page-break/><text:span text:style-name="T8">Значение критерия </text:span><text:span text:style-name="T9">близко к 0, следовательно </text:span><text:span text:style-name="T38">существует авторегрессия</text:span><text:span text:style-name="T9">.</text:span></text:p>
      <text:p text:style-name="P19"/>
      <text:p text:style-name="P32">Метод серий</text:p>
      <text:p text:style-name="Text_20_body">Построена регрессия e[i] = r * e[i-1] + a.</text:p>
      <text:p text:style-name="Text_20_body">Получены параметры регрессии: <text:span text:style-name="T39">a = -0.81, <text:s/>0.95</text:span>.</text:p>
      <text:p text:style-name="Text_20_body">Значения t-критериев <text:span text:style-name="T40">0.25 и 13.45</text:span> соответственно.</text:p>
      <text:p text:style-name="Text_20_body">Критическое значение критерия 2.1448.</text:p>
      <text:p text:style-name="Text_20_body"><text:span text:style-name="T11">Вывод: наблюдается</text:span><text:span text:style-name="T13"> авторегрессия</text:span><text:span text:style-name="T11">. </text:span><text:span text:style-name="T12">(tr </text:span><text:span text:style-name="T13">&gt;</text:span><text:span text:style-name="T12"> tкрит)</text:span></text:p>
      <text:p text:style-name="P33"/>
      <text:p text:style-name="P20"><text:span text:style-name="T14">Q</text:span><text:span text:style-name="T12"> – тест Льюинга – Боса.</text:span></text:p>
      <text:p text:style-name="P60"/>
      <text:p text:style-name="P21"><text:span text:style-name="T17">qstat</text:span><text:span text:style-name="T15"> </text:span><text:span text:style-name="T21">=</text:span><text:span text:style-name="T15"> </text:span><text:span text:style-name="T17">n</text:span><text:span text:style-name="T21">*</text:span><text:span text:style-name="T25">(</text:span><text:span text:style-name="T17">n</text:span><text:span text:style-name="T21">+</text:span><text:span text:style-name="T29">2</text:span><text:span text:style-name="T25">)</text:span><text:span text:style-name="T21">*</text:span><text:span text:style-name="T17">r</text:span><text:span text:style-name="T21">/</text:span><text:span text:style-name="T25">(</text:span><text:span text:style-name="T17">n</text:span><text:span text:style-name="T21">-</text:span><text:span text:style-name="T29">1</text:span><text:span text:style-name="T25">)</text:span><text:span text:style-name="T17">;</text:span></text:p>
      <text:p text:style-name="Text_20_body"><text:span text:style-name="T32">Значение </text:span><text:span text:style-name="T33">q-</text:span><text:span text:style-name="T32">критерия получилось равным </text:span><text:span text:style-name="T41">36.51</text:span></text:p>
      <text:p text:style-name="Text_20_body"><text:span text:style-name="T15">Критическое значение X</text:span><text:span text:style-name="T34">2</text:span><text:span text:style-name="T15">(0.95, 1) = </text:span><text:span text:style-name="T10">3.83</text:span></text:p>
      <text:p text:style-name="Text_20_body">Вывод: наблюдается <text:s/><text:span text:style-name="T43">авторегрессия </text:span>(Q <text:span text:style-name="T42">&gt;</text:span> Qкрит)</text:p>
      <text:p text:style-name="Text_20_body"/>
      <text:p text:style-name="Text_20_body">3. Оценка коэффициента регрессии.</text:p>
      <text:p text:style-name="Text_20_body"><text:span text:style-name="T44">Регрессией</text:span>.</text:p>
      <text:p text:style-name="Text_20_body">В методе серий построена регрессия и получено значение параметра r = <text:span text:style-name="T62">0.95</text:span></text:p>
      <text:p text:style-name="Text_20_body"/>
      <text:p text:style-name="Text_20_body"><text:span text:style-name="T44">Двухшагов</text:span><text:span text:style-name="T45">ая</text:span><text:span text:style-name="T44"> процедур</text:span><text:span text:style-name="T45">а</text:span><text:span text:style-name="T44"> Дарбина</text:span>.</text:p>
      <text:p text:style-name="P61"><text:span text:style-name="T18">darx</text:span><text:span text:style-name="T46"> </text:span><text:span text:style-name="T22">=</text:span><text:span text:style-name="T46"> </text:span><text:span text:style-name="T47">ones</text:span><text:span text:style-name="T26">(</text:span><text:span text:style-name="T18">n</text:span><text:span text:style-name="T22">-</text:span><text:span text:style-name="T30">1</text:span><text:span text:style-name="T18">,</text:span><text:span text:style-name="T46"> </text:span><text:span text:style-name="T30">1</text:span><text:span text:style-name="T26">)</text:span><text:span text:style-name="T18">;</text:span></text:p>
      <text:p text:style-name="P63"><text:span text:style-name="T16">darx</text:span><text:span text:style-name="T24">(</text:span><text:span text:style-name="T49">:</text:span><text:span text:style-name="T16">,</text:span> <text:span text:style-name="T28">2</text:span><text:span text:style-name="T24">)</text:span> <text:span text:style-name="T20">=</text:span> <text:span text:style-name="T16">x</text:span><text:span text:style-name="T24">(</text:span><text:span text:style-name="T28">1</text:span><text:span text:style-name="T49">:</text:span><text:span text:style-name="T16">n</text:span><text:span text:style-name="T20">-</text:span><text:span text:style-name="T28">1</text:span><text:span text:style-name="T16">,</text:span><text:span text:style-name="T28">2</text:span><text:span text:style-name="T24">)</text:span><text:span text:style-name="T16">;</text:span> </text:p>
      <text:p text:style-name="P63"><text:span text:style-name="T16">darx</text:span><text:span text:style-name="T24">(</text:span><text:span text:style-name="T49">:</text:span><text:span text:style-name="T16">,</text:span> <text:span text:style-name="T28">3</text:span><text:span text:style-name="T24">)</text:span> <text:span text:style-name="T20">=</text:span> <text:span text:style-name="T16">y</text:span><text:span text:style-name="T24">(</text:span><text:span text:style-name="T28">2</text:span><text:span text:style-name="T49">:</text:span><text:span text:style-name="T16">n</text:span><text:span text:style-name="T24">)</text:span><text:span text:style-name="T16">;</text:span></text:p>
      <text:p text:style-name="Preformatted_20_Text"/>
      <text:p text:style-name="P63"><text:span text:style-name="T16">dary</text:span> <text:span text:style-name="T20">=</text:span> <text:span text:style-name="T16">y</text:span><text:span text:style-name="T24">(</text:span><text:span text:style-name="T28">1</text:span><text:span text:style-name="T49">:</text:span><text:span text:style-name="T16">n</text:span><text:span text:style-name="T20">-</text:span><text:span text:style-name="T28">1</text:span><text:span text:style-name="T24">)</text:span><text:span text:style-name="T16">;</text:span></text:p>
      <text:p text:style-name="P63"><text:span text:style-name="T16">darb</text:span> <text:span text:style-name="T20">=</text:span> <text:span text:style-name="T24">(</text:span><text:span text:style-name="T16">darx</text:span><text:span text:style-name="T20">'*</text:span><text:span text:style-name="T16">darx</text:span><text:span text:style-name="T24">)</text:span><text:span text:style-name="T20">^</text:span><text:span text:style-name="T24">(</text:span><text:span text:style-name="T20">-</text:span><text:span text:style-name="T28">1</text:span><text:span text:style-name="T24">)</text:span><text:span text:style-name="T20">*</text:span><text:span text:style-name="T16">darx</text:span><text:span text:style-name="T20">'*</text:span><text:span text:style-name="T16">dary;</text:span></text:p>
      <text:p text:style-name="P66"><text:span text:style-name="T16">dart</text:span> <text:span text:style-name="T20">=</text:span> <text:span text:style-name="T16">getTStat</text:span><text:span text:style-name="T24">(</text:span><text:span text:style-name="T16">darx,</text:span> <text:span text:style-name="T16">dary</text:span><text:span text:style-name="T24">)</text:span><text:span text:style-name="T16">;</text:span></text:p>
      <text:p text:style-name="P36"><text:span text:style-name="T52">Коэффициенты регрессии (свободный, x, y)</text:span></text:p>
      <text:p text:style-name="P36"><text:span text:style-name="T52">darb = 1167.37 <text:s/>-0.60 <text:s/>0.98</text:span></text:p>
      <text:p text:style-name="P37"><text:span text:style-name="T53">Значаения t-критериев</text:span></text:p>
      <text:p text:style-name="P37"><text:span text:style-name="T52">dart = </text:span><text:span text:style-name="T53">0.43 <text:s/>0.43 <text:s/>15.58</text:span></text:p>
      <text:p text:style-name="P38"><text:span text:style-name="T54">Вывод: значение параметра r = 0.98, и он значим (15.58 &gt; tкрит)</text:span></text:p>
      <text:p text:style-name="P38"><text:span text:style-name="T54"/></text:p>
      <text:p text:style-name="P27"><text:span text:style-name="T54">Процедур</text:span><text:span text:style-name="T55">а</text:span><text:span text:style-name="T54"> Кохрейна – Оркатта.</text:span></text:p>
      <text:p text:style-name="P61"><text:span text:style-name="T18">orkcnt</text:span><text:span text:style-name="T46"> </text:span><text:span text:style-name="T22">=</text:span><text:span text:style-name="T46"> </text:span><text:span text:style-name="T30">1</text:span><text:span text:style-name="T18">;</text:span></text:p>
      <text:p text:style-name="P63"><text:span text:style-name="T16">orkr</text:span> <text:span text:style-name="T20">=</text:span> <text:span text:style-name="T16">bbr</text:span><text:span text:style-name="T24">(</text:span><text:span text:style-name="T28">2</text:span><text:span text:style-name="T24">)</text:span><text:span text:style-name="T16">;</text:span></text:p>
      <text:p text:style-name="P62"><text:s text:c="4"/><text:span text:style-name="T56">while</text:span><text:span text:style-name="T57"> </text:span><text:span text:style-name="T31">1</text:span><text:span text:style-name="T23">==</text:span><text:span text:style-name="T31">1</text:span><text:span text:style-name="T57"> </text:span><text:span text:style-name="T56">do</text:span></text:p>
      <text:p text:style-name="P62"><text:s text:c="4"/><text:span text:style-name="T19">orkx</text:span><text:span text:style-name="T57"> </text:span><text:span text:style-name="T23">=</text:span><text:span text:style-name="T57"> </text:span><text:span text:style-name="T19">x</text:span><text:span text:style-name="T27">(</text:span><text:span text:style-name="T31">1</text:span><text:span text:style-name="T50">:</text:span><text:span text:style-name="T19">n</text:span><text:span text:style-name="T23">-</text:span><text:span text:style-name="T31">1</text:span><text:span text:style-name="T19">,</text:span><text:span text:style-name="T57"> </text:span><text:span text:style-name="T50">:</text:span><text:span text:style-name="T27">)</text:span><text:span text:style-name="T57"> </text:span><text:span text:style-name="T23">-</text:span><text:span text:style-name="T57"> </text:span><text:span text:style-name="T19">orkr</text:span><text:span text:style-name="T23">*</text:span><text:span text:style-name="T19">x</text:span><text:span text:style-name="T27">(</text:span><text:span text:style-name="T31">2</text:span><text:span text:style-name="T50">:</text:span><text:span text:style-name="T19">n,</text:span><text:span text:style-name="T50">:</text:span><text:span text:style-name="T27">)</text:span><text:span text:style-name="T19">;</text:span><text:span text:style-name="T57"> </text:span></text:p>
      <text:p text:style-name="P62"><text:s text:c="4"/><text:span text:style-name="T19">orkx</text:span><text:span text:style-name="T27">(</text:span><text:span text:style-name="T50">:</text:span><text:span text:style-name="T19">,</text:span><text:span text:style-name="T57"> </text:span><text:span text:style-name="T31">3</text:span><text:span text:style-name="T27">)</text:span><text:span text:style-name="T57"> </text:span><text:span text:style-name="T23">=</text:span><text:span text:style-name="T57"> </text:span><text:span text:style-name="T19">y</text:span><text:span text:style-name="T27">(</text:span><text:span text:style-name="T31">2</text:span><text:span text:style-name="T50">:</text:span><text:span text:style-name="T19">n</text:span><text:span text:style-name="T27">)</text:span><text:span text:style-name="T19">;</text:span></text:p>
      <text:p text:style-name="P62"><text:s text:c="4"/><text:span text:style-name="T19">orky</text:span><text:span text:style-name="T57"> </text:span><text:span text:style-name="T23">=</text:span><text:span text:style-name="T57"> </text:span><text:span text:style-name="T19">y</text:span><text:span text:style-name="T27">(</text:span><text:span text:style-name="T31">2</text:span><text:span text:style-name="T50">:</text:span><text:span text:style-name="T19">n</text:span><text:span text:style-name="T27">)</text:span><text:span text:style-name="T19">;</text:span></text:p>
      <text:p text:style-name="P62"><text:s text:c="4"/><text:span text:style-name="T19">orkb</text:span><text:span text:style-name="T57"> </text:span><text:span text:style-name="T23">=</text:span><text:span text:style-name="T57"> </text:span><text:span text:style-name="T27">(</text:span><text:span text:style-name="T19">orkx</text:span><text:span text:style-name="T23">'*</text:span><text:span text:style-name="T19">orkx</text:span><text:span text:style-name="T27">)</text:span><text:span text:style-name="T23">^</text:span><text:span text:style-name="T27">(</text:span><text:span text:style-name="T23">-</text:span><text:span text:style-name="T31">1</text:span><text:span text:style-name="T27">)</text:span><text:span text:style-name="T23">*</text:span><text:span text:style-name="T19">orkx</text:span><text:span text:style-name="T23">'*</text:span><text:span text:style-name="T19">orky;</text:span></text:p>
      <text:p text:style-name="P62"><text:s text:c="4"/><text:span text:style-name="T19">orkcnt</text:span><text:span text:style-name="T57"> </text:span><text:span text:style-name="T23">=</text:span><text:span text:style-name="T57"> </text:span><text:span text:style-name="T19">orkcnt</text:span><text:span text:style-name="T23">+</text:span><text:span text:style-name="T57"> </text:span><text:span text:style-name="T31">1</text:span><text:span text:style-name="T19">;</text:span></text:p>
      <text:p text:style-name="P62"><text:s text:c="4"/><text:span text:style-name="T56">if</text:span><text:span text:style-name="T57"> </text:span><text:span text:style-name="T19">orkcnt</text:span><text:span text:style-name="T57"> </text:span><text:span text:style-name="T23">&gt;</text:span><text:span text:style-name="T57"> </text:span><text:span text:style-name="T31">100</text:span><text:span text:style-name="T57"> </text:span><text:span text:style-name="T56">then</text:span><text:span text:style-name="T57"> </text:span><text:span text:style-name="T58">break</text:span><text:span text:style-name="T19">;</text:span><text:span text:style-name="T57"> </text:span><text:span text:style-name="T56">end</text:span></text:p>
      <text:p text:style-name="P62"><text:s text:c="4"/><text:span text:style-name="T56">if</text:span><text:span text:style-name="T57"> </text:span><text:span text:style-name="T48">abs</text:span><text:span text:style-name="T27">(</text:span><text:span text:style-name="T19">orkr</text:span><text:span text:style-name="T57"> </text:span><text:span text:style-name="T23">-</text:span><text:span text:style-name="T57"> </text:span><text:span text:style-name="T19">orkb</text:span><text:span text:style-name="T27">(</text:span><text:span text:style-name="T31">3</text:span><text:span text:style-name="T27">))</text:span><text:span text:style-name="T57"> </text:span><text:span text:style-name="T23">&lt;</text:span><text:span text:style-name="T57"> </text:span><text:span text:style-name="T31">0.001</text:span><text:span text:style-name="T57"> </text:span><text:span text:style-name="T56">then</text:span><text:span text:style-name="T57"> <text:s/></text:span><text:span text:style-name="T58">break</text:span><text:span text:style-name="T19">;</text:span><text:span text:style-name="T57"> </text:span><text:span text:style-name="T56">end</text:span><text:span text:style-name="T19">;</text:span></text:p>
      <text:p text:style-name="P62"><text:s text:c="4"/><text:span text:style-name="T19">orkr</text:span><text:span text:style-name="T57"> </text:span><text:span text:style-name="T23">=</text:span><text:span text:style-name="T57"> </text:span><text:span text:style-name="T19">orkb</text:span><text:span text:style-name="T27">(</text:span><text:span text:style-name="T31">3</text:span><text:span text:style-name="T27">)</text:span><text:span text:style-name="T19">;</text:span></text:p>
      <text:p text:style-name="P67">end</text:p>
      <text:p text:style-name="P35"><text:soft-page-break/><text:span text:style-name="T46"/></text:p>
      <text:p text:style-name="P39"><text:span text:style-name="T59">В итоге процедура сошлась за 3 итерации к значению r = 1.0</text:span></text:p>
      <text:p text:style-name="P39"><text:span text:style-name="T59">В качестве коэффициента авторегрессии было принято решени взять r = 0.98 из процедуры Дарбина.</text:span></text:p>
      <text:p text:style-name="P35"><text:span text:style-name="T46"/></text:p>
      <text:p text:style-name="P40"><text:span text:style-name="T60">4. Процедура </text:span><text:span text:style-name="T84">доступного</text:span><text:span text:style-name="T60"> ОМНК.</text:span></text:p>
      <text:p text:style-name="P61"><text:span text:style-name="T18"><text:s text:c="2"/>omnkx</text:span><text:span text:style-name="T46"> </text:span><text:span text:style-name="T22">=</text:span><text:span text:style-name="T46"> </text:span><text:span text:style-name="T18">x</text:span><text:span text:style-name="T26">(</text:span><text:span text:style-name="T30">1</text:span><text:span text:style-name="T51">:</text:span><text:span text:style-name="T18">n</text:span><text:span text:style-name="T22">-</text:span><text:span text:style-name="T30">1</text:span><text:span text:style-name="T18">,</text:span><text:span text:style-name="T46"> </text:span><text:span text:style-name="T51">:</text:span><text:span text:style-name="T26">)</text:span><text:span text:style-name="T46"> </text:span><text:span text:style-name="T22">-</text:span><text:span text:style-name="T46"> </text:span><text:span text:style-name="T18">darb</text:span><text:span text:style-name="T26">(</text:span><text:span text:style-name="T30">3</text:span><text:span text:style-name="T26">)</text:span><text:span text:style-name="T22">*</text:span><text:span text:style-name="T18">x</text:span><text:span text:style-name="T26">(</text:span><text:span text:style-name="T30">2</text:span><text:span text:style-name="T51">:</text:span><text:span text:style-name="T18">n,</text:span><text:span text:style-name="T51">:</text:span><text:span text:style-name="T26">)</text:span><text:span text:style-name="T18">;</text:span></text:p>
      <text:p text:style-name="P62"><text:s/><text:span text:style-name="T19">omnky</text:span><text:span text:style-name="T57"> </text:span><text:span text:style-name="T23">=</text:span><text:span text:style-name="T57"> </text:span><text:span text:style-name="T19">y</text:span><text:span text:style-name="T27">(</text:span><text:span text:style-name="T31">1</text:span><text:span text:style-name="T50">:</text:span><text:span text:style-name="T19">n</text:span><text:span text:style-name="T23">-</text:span><text:span text:style-name="T31">1</text:span><text:span text:style-name="T27">)</text:span><text:span text:style-name="T57"> </text:span><text:span text:style-name="T23">-</text:span><text:span text:style-name="T57"> </text:span><text:span text:style-name="T19">darb</text:span><text:span text:style-name="T27">(</text:span><text:span text:style-name="T31">3</text:span><text:span text:style-name="T27">)</text:span><text:span text:style-name="T23">*</text:span><text:span text:style-name="T19">y</text:span><text:span text:style-name="T27">(</text:span><text:span text:style-name="T31">2</text:span><text:span text:style-name="T50">:</text:span><text:span text:style-name="T19">n</text:span><text:span text:style-name="T27">)</text:span><text:span text:style-name="T19">;</text:span></text:p>
      <text:p text:style-name="P65"><text:s/><text:span text:style-name="T19">omnkb</text:span><text:span text:style-name="T57"> </text:span><text:span text:style-name="T23">=</text:span><text:span text:style-name="T57"> </text:span><text:span text:style-name="T27">(</text:span><text:span text:style-name="T19">omnkx</text:span><text:span text:style-name="T23">'*</text:span><text:span text:style-name="T19">omnkx</text:span><text:span text:style-name="T27">)</text:span><text:span text:style-name="T23">^</text:span><text:span text:style-name="T27">(</text:span><text:span text:style-name="T23">-</text:span><text:span text:style-name="T31">1</text:span><text:span text:style-name="T27">)</text:span><text:span text:style-name="T23">*</text:span><text:span text:style-name="T19">omnkx</text:span><text:span text:style-name="T23">'*</text:span><text:span text:style-name="T19">omnky;</text:span></text:p>
      <text:p text:style-name="P41"><text:span text:style-name="T61">Были получены коэффициенты регрессии </text:span></text:p>
      <text:p text:style-name="P41"><text:span text:style-name="T61">omnkb = 71485.78 <text:s/>-37.83 </text:span></text:p>
      <text:p text:style-name="P34"/>
      <text:p text:style-name="P42"><text:span text:style-name="T63">Сравнение полученных значений результирующей переменной:</text:span></text:p>
      <text:p text:style-name="P42"><text:span text:style-name="T63"/></text:p>
      <text:p text:style-name="P42"><text:span text:style-name="T63">Исходный: </text:span></text:p>
      <text:p text:style-name="P42"><text:span text:style-name="T63">35.20<text:tab/>37.60<text:tab/>40.80<text:tab/>44.80<text:tab/>49.60<text:tab/>53.60<text:tab/>57.60<text:tab/>63.20<text:tab/>76.00<text:tab/>93.60<text:tab/>103.20<text:tab/>116.80<text:tab/>132.80<text:tab/>163.20<text:tab/>167.20<text:tab/>188.80<text:tab/>205.60<text:tab/>224.80<text:tab/>262.40<text:tab/>292.80<text:tab/>324.00<text:tab/>344.80<text:tab/>360.00<text:tab/>398.40<text:tab/>439.20<text:tab/>418.40<text:tab/>421.60<text:tab/>472.00<text:tab/>535.20<text:tab/>589.60<text:tab/>620.00<text:tab/>633.60<text:tab/>629.60<text:tab/>668.00<text:tab/>709.60<text:tab/></text:span></text:p>
      <text:p text:style-name="P42"><text:span text:style-name="T63">По МНК: <text:s/></text:span></text:p>
      <text:p text:style-name="P42"><text:span text:style-name="T63">-68.20<text:tab/>-47.42<text:tab/>-26.65<text:tab/>-5.88<text:tab/>14.90<text:tab/>35.67<text:tab/>56.45<text:tab/>77.22<text:tab/>97.99<text:tab/>118.77<text:tab/>139.54<text:tab/>160.32<text:tab/>181.09<text:tab/>201.86<text:tab/>222.64<text:tab/>243.41<text:tab/>264.19<text:tab/>284.96<text:tab/>305.73<text:tab/>326.51<text:tab/>347.28<text:tab/>368.06<text:tab/>388.83<text:tab/>409.60<text:tab/>430.38<text:tab/>451.15<text:tab/>471.93<text:tab/>492.70<text:tab/>513.47<text:tab/>534.25<text:tab/>555.02<text:tab/>575.80<text:tab/>596.57<text:tab/>617.34<text:tab/>638.12</text:span></text:p>
      <text:p text:style-name="P42"><text:span text:style-name="T63">По ОМНК:</text:span></text:p>
      <text:p text:style-name="P42"><text:span text:style-name="T63">26.73<text:tab/>28.65<text:tab/>31.71<text:tab/>35.54<text:tab/>40.13<text:tab/>43.96<text:tab/>47.78<text:tab/>53.14<text:tab/>65.39<text:tab/>82.24<text:tab/>91.43<text:tab/>104.45<text:tab/>119.76<text:tab/>148.87 152.69<text:tab/>173.37<text:tab/>189.45<text:tab/>207.83<text:tab/>243.83<text:tab/>272.94<text:tab/>302.81<text:tab/>322.72<text:tab/>337.27<text:tab/>374.03<text:tab/>413.10<text:tab/>393.18<text:tab/>396.24<text:tab/>444.49 505.00<text:tab/>557.09<text:tab/>586.19<text:tab/>599.21<text:tab/>595.37<text:tab/>632.14<text:tab/>671.97</text:span></text:p>
      <text:p text:style-name="P42"><text:span text:style-name="T63"/></text:p>
      <text:p text:style-name="P42"><text:span text:style-name="T63">Видно, что ОМНК лучше приближает исходные данные.</text:span></text:p>
      <text:p text:style-name="P42"><text:span text:style-name="T63"/></text:p>
      <text:p text:style-name="P42"><text:span text:style-name="T63">5. Проверка на </text:span><text:span text:style-name="T64">гетероскедастичность остатков</text:span></text:p>
      <text:p text:style-name="P45"><text:span text:style-name="T64">Тест ранговой корреляции Спирмена.</text:span></text:p>
      <text:p text:style-name="P54"><text:span text:style-name="T66">Получили t-критерий, равный 5.38, он больше критического (2.148), </text:span><text:span text:style-name="T67">следовательно модель гетероскедастична</text:span></text:p>
      <text:p text:style-name="P48"><text:span text:style-name="T64">Тест Голдфелда-Квандта</text:span></text:p>
      <text:p text:style-name="P55"><text:span text:style-name="T68">Значение F-критерия вышло равным 0.01 при критическом 2.2, следовательно вывода о гетероскедастичности сделать нельзя.</text:span></text:p>
      <text:p text:style-name="P49"><text:span text:style-name="T64">Тест Уайта</text:span></text:p>
      <text:p text:style-name="P55"><text:span text:style-name="T68">Значение критерия вышло равным 0.0000011, что меньше критического (3.053), <text:s/>следовательно вывода о гетероскедастичности сделать нельзя.</text:span></text:p>
      <text:p text:style-name="P50"><text:span text:style-name="T65">Тест Глейзера</text:span></text:p>
      <text:p text:style-name="P46"><text:span text:style-name="T77">Значение критерия вышло равным </text:span><text:span text:style-name="T78">9.6249213, он больше критичесокго (3.053), следовательно наблюдается гетероскедастичность.</text:span></text:p>
      <text:p text:style-name="P46"><text:span text:style-name="T78"/></text:p>
      <text:p text:style-name="P47"><text:soft-page-break/><text:span text:style-name="T79">В итоге можно сказать, что модель гетероскедастична.</text:span></text:p>
      <text:p text:style-name="P47"><text:span text:style-name="T79"/></text:p>
      <text:p text:style-name="P51"><text:span text:style-name="T79">6</text:span><text:span text:style-name="T80">. Процедура </text:span><text:span text:style-name="T79">доступного</text:span><text:span text:style-name="T80"> ОМНК</text:span></text:p>
      <text:p text:style-name="P52"><text:span text:style-name="T81">Устраняем гетероскедастичность, используя <text:s/>оценки дисперсий из теста Глейзера.</text:span></text:p>
      <text:p text:style-name="P53"><text:span text:style-name="T82">2.19<text:tab/>2.21<text:tab/>2.24<text:tab/>2.27<text:tab/>2.29<text:tab/>2.32<text:tab/>2.35<text:tab/>2.42<text:tab/>2.51<text:tab/>2.56<text:tab/>2.63<text:tab/>2.70<text:tab/>2.84<text:tab/>2.86 2.95<text:tab/>3.02<text:tab/>3.10<text:tab/>3.24<text:tab/>3.35<text:tab/>3.47<text:tab/>3.54<text:tab/>3.59<text:tab/>3.72<text:tab/>3.85<text:tab/>3.79<text:tab/>3.80<text:tab/>3.96<text:tab/>4.15 4.31<text:tab/>4.39<text:tab/>4.43<text:tab/>4.42<text:tab/>4.53<text:tab/>4.64</text:span></text:p>
      <text:p text:style-name="P53"><text:span text:style-name="T82"/></text:p>
      <text:p text:style-name="P53"><text:span text:style-name="T82">7. Уточнённое уравнение регрессии.</text:span></text:p>
      <text:p text:style-name="P52"><text:span text:style-name="T82">Для уточнённых данных п</text:span><text:span text:style-name="T81">олучили коэффициенты регрессии: b = 4.28 <text:s text:c="2"/>-6.09</text:span></text:p>
      <text:p text:style-name="P52"><text:span text:style-name="T81">Значения вы</text:span><text:span text:style-name="T82">х</text:span><text:span text:style-name="T81">одного параметра: </text:span></text:p>
      <text:p text:style-name="P52"><text:span text:style-name="T81">-11.10<text:tab/>-4.94<text:tab/>2.60<text:tab/>11.44<text:tab/>18.62<text:tab/>25.65<text:tab/>35.28<text:tab/>56.53<text:tab/>84.03<text:tab/>98.19<text:tab/>117.49<text:tab/>139.14<text:tab/>177.69<text:tab/>182.28<text:tab/>207.42<text:tab/>225.98<text:tab/>246.37<text:tab/>284.23<text:tab/>312.82<text:tab/>340.62<text:tab/>358.25<text:tab/>370.68<text:tab/>401.39<text:tab/>432.34<text:tab/>416.23<text:tab/>418.32<text:tab/>455.30<text:tab/>498.82<text:tab/>534.00<text:tab/>552.72<text:tab/>560.72<text:tab/>557.91<text:tab/>580.74<text:tab/>604.68<text:tab/></text:span></text:p>
      <text:p text:style-name="P34"/>
      <text:p text:style-name="P16">Выводы</text:p>
      <text:p text:style-name="P56"><text:span text:style-name="T85">В результате выполнения данной работы была обнаружена авторегрессия в </text:span><text:span text:style-name="T86">остатках исходных данных </text:span><text:span text:style-name="T85">с помощью тестов Дарбина-Уотсона, </text:span><text:span text:style-name="T69">Бреуша–Годфри, </text:span><text:span text:style-name="T83">Q</text:span><text:span text:style-name="T69">–теста Льюинга–Бокса. </text:span></text:p>
      <text:p text:style-name="P57"><text:span text:style-name="T70">После этого был оценён </text:span><text:span text:style-name="T75">коэффициент </text:span><text:span text:style-name="T70">r линейной авторегрессии первого порядка с помощью регрессии, процедуры Дарбина и процедуры Кохрейна-Оркатта. В результате было получено значение r = 0.98.</text:span></text:p>
      <text:p text:style-name="P58"><text:span text:style-name="T71">После устранения авторегрессии была проведена проверка на гетероскедастичность модели. Гипотеза о гетероскедастичности модели была подтвеждена. </text:span><text:span text:style-name="T76">После применения процедуры доступного ОМНК были получены улучшенные оценки коэффициентов модели.</text:span></text:p>
      <text:p text:style-name="P58"><text:span text:style-name="T71">В результате была получена конечная модель </text:span></text:p>
      <text:p text:style-name="P58"><text:span text:style-name="T71">y = 4.28 - 6.09 x</text:span><text:span text:style-name="T72">1</text:span><text:span text:style-name="T73">(исправленный после авторегрессии и гетероскедастичности)</text:span></text:p>
      <text:p text:style-name="P59"><text:span text:style-name="T74">Значения его хорошо приближают исходную последовательность, начиная с середины, и <text:s/>при этом не обладают авторегрессией и гетероскедастичностью.</text:span></text:p>
      <text:p text:style-name="P59"><text:span text:style-name="T74"/></text:p>
      <text:p text:style-name="P58"><text:span text:style-name="T7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d" svg:font-family="Monospaced"/>
    <style:font-face style:name="sans-serif" svg:font-family="sans-serif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598cm" fo:text-indent="-0.318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08cm" fo:text-indent="-0.318cm" fo:margin-left="7.4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18cm" fo:text-indent="-0.318cm" fo:margin-left="11.2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307cm" fo:text-indent="-0.635cm" fo:margin-left="2.30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05-07T15:03:14</dc:date>
    <meta:print-date>2011-11-11T08:42:00</meta:print-date>
    <meta:editing-cycles>245</meta:editing-cycles>
    <meta:editing-duration>P1DT2H14M43S</meta:editing-duration>
    <meta:generator>LibreOffice/3.6$Linux_X86_64 LibreOffice_project/360m1$Build-2</meta:generator>
    <meta:document-statistic meta:table-count="0" meta:image-count="0" meta:object-count="3" meta:page-count="5" meta:paragraph-count="127" meta:word-count="1015" meta:character-count="6989" meta:non-whitespace-character-count="599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tyle mathsize="12pt">
        <mrow>
          <mrow>
            <msub>
              <mi>ε</mi>
              <mrow>
                <mstyle mathsize="8pt">
                  <mrow>
                    <mrow>
                      <mi>t</mi>
                    </mrow>
                  </mrow>
                </mstyle>
              </mrow>
            </msub>
          </mrow>
        </mrow>
      </mstyle>
      <mrow/>
    </mrow>
    <annotation encoding="StarMath 5.0"> size 12{ε rSub { size 8{t} } } {}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sub>
                <mi>ε</mi>
                <mrow>
                  <mstyle mathsize="8pt">
                    <mrow>
                      <mrow>
                        <mi>t</mi>
                      </mrow>
                    </mrow>
                  </mstyle>
                </mrow>
              </msub>
              <mo stretchy="false">=</mo>
              <mrow>
                <mrow>
                  <mi>ρ</mi>
                  <mo stretchy="false">⋅</mo>
                  <msub>
                    <mi>ε</mi>
                    <mrow>
                      <mstyle mathsize="8pt">
                        <mrow>
                          <mrow>
                            <mrow>
                              <mi>t</mi>
                              <mo stretchy="false">=</mo>
                              <mn>1</mn>
                            </mrow>
                          </mrow>
                        </mrow>
                      </mstyle>
                    </mrow>
                  </msub>
                </mrow>
                <mo stretchy="false">+</mo>
                <msub>
                  <mi>ν</mi>
                  <mrow>
                    <mstyle mathsize="8pt">
                      <mrow>
                        <mrow>
                          <mi>t</mi>
                        </mrow>
                      </mrow>
                    </mstyle>
                  </mrow>
                </msub>
              </mrow>
            </mrow>
          </mrow>
        </mrow>
      </mstyle>
      <mrow/>
    </mrow>
    <annotation encoding="StarMath 5.0"> size 12{ε rSub { size 8{t} } =ρ cdot ε rSub { size 8{t=1} } +ν rSub { size 8{t} } } {}</annotation>
  </semantics>
</math>
</file>

<file path=Object 3/content.xml><?xml version="1.0" encoding="utf-8"?>
<math xmlns="http://www.w3.org/1998/Math/MathML">
  <semantics>
    <mrow>
      <mstyle mathsize="12pt">
        <mrow>
          <mrow>
            <mi>ρ</mi>
          </mrow>
        </mrow>
      </mstyle>
      <mrow/>
    </mrow>
    <annotation encoding="StarMath 5.0"> size 12{ρ} {}</annotation>
  </semantics>
</math>
</file>